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'Times New Roman'" style:font-family-asian="'Times New Roman'" style:font-family-complex="'Times New Roman'" fo:background-color="#ffffff" style:use-window-font-color="true"/>
    </style:style>
    <style:style style:name="T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3.00pt" fo:font-weight="normal" fo:font-family="'Times New Roman'" style:font-family-asian="'Times New Roman'" style:font-family-complex="'Times New Roman'" fo:background-color="#ffffff" fo:color="#222222"/>
    </style:style>
    <style:style style:name="T6" style:family="text">
      <style:text-properties fo:font-size="20.00pt" fo:font-weight="normal" fo:font-family="'Times New Roman'" style:font-family-asian="'Times New Roman'" style:font-family-complex="'Times New Roman'" fo:background-color="#ffffff" style:use-window-font-color="true"/>
    </style:style>
    <style:style style:name="T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0.00pt" fo:margin-bottom="10.00pt"/>
    </style:style>
    <style:style style:name="P2" style:family="paragraph">
      <style:paragraph-properties fo:line-height="100.00%" fo:text-align="left" fo:margin-top="20.00pt" fo:margin-bottom="6.00pt"/>
    </style:style>
    <style:style style:name="P3" style:family="paragraph">
      <style:paragraph-properties fo:line-height="115.00%" fo:text-align="justify"/>
    </style:style>
    <style:style style:name="P4" style:family="paragraph">
      <style:paragraph-properties fo:line-height="100.00%" fo:text-align="left" fo:margin-top="20.00pt" fo:margin-bottom="6.00pt"/>
    </style:style>
    <style:style style:name="P5" style:family="paragraph">
      <style:paragraph-properties fo:line-height="100.00%" fo:text-align="justify" fo:margin-top="10.00pt" fo:margin-bottom="10.00pt"/>
    </style:style>
    <style:style style:name="P6" style:family="paragraph">
      <style:paragraph-properties fo:line-height="100.00%" fo:text-align="left" fo:margin-top="10.00pt" fo:margin-bottom="10.00p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28.40pt" fo:text-indent="0.00p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 fo:margin-left="0.00pt" fo:text-indent="28.40p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left="0.00pt" fo:text-indent="28.40p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 fo:margin-left="0.00pt" fo:text-indent="28.4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top="20.00pt" fo:margin-bottom="6.00p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left="5.00pt" fo:text-indent="-5.00pt">
        <style:tab-stops>
          <style:tab-stop style:position="142.00pt"/>
          <style:tab-stop style:position="65788.00pt" style:leader-style="dotted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142.00pt"/>
          <style:tab-stop style:position="65788.00pt" style:leader-style="dotted"/>
        </style:tab-stops>
      </style:paragraph-properties>
    </style:style>
    <style:style style:name="P21" style:family="paragraph">
      <style:paragraph-properties fo:line-height="100.00%" fo:text-align="left" fo:margin-left="5.00pt" fo:text-indent="-5.00pt">
        <style:tab-stops>
          <style:tab-stop style:position="142.00pt"/>
          <style:tab-stop style:position="65788.00pt" style:leader-style="dotted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00pt" fo:text-indent="-5.00pt">
        <style:tab-stops>
          <style:tab-stop style:position="142.00pt"/>
          <style:tab-stop style:position="65788.00pt" style:leader-style="dotted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00pt" fo:text-indent="-5.00pt">
        <style:tab-stops>
          <style:tab-stop style:position="142.00pt"/>
          <style:tab-stop style:position="65788.00pt" style:leader-style="dotted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00pt" fo:text-indent="-5.00pt">
        <style:tab-stops>
          <style:tab-stop style:position="142.00pt"/>
          <style:tab-stop style:position="65788.00pt" style:leader-style="dotted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00pt" fo:text-indent="-5.00pt">
        <style:tab-stops>
          <style:tab-stop style:position="142.00pt"/>
          <style:tab-stop style:position="65788.00pt" style:leader-style="dotted"/>
        </style:tab-stops>
      </style:paragraph-properties>
    </style:style>
    <style:style style:name="P30" style:family="paragraph">
      <style:paragraph-properties fo:line-height="115.00%" fo:text-align="left"/>
    </style:style>
    <style:style style:name="TableColumn0100" style:family="table-column">
      <style:table-column-properties style:column-width="2.041667in"/>
    </style:style>
    <style:style style:name="TableColumn0101" style:family="table-column">
      <style:table-column-properties style:column-width="1.863889in"/>
    </style:style>
    <style:style style:name="Table01" style:family="table">
      <style:table-properties style:width="3.9055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Спецификация проекта “Ассесмент менеджер”</text:span></text:p>
      <text:p text:style-name="P2"><text:span text:style-name="T2">Цель</text:span></text:p>
      <text:p text:style-name="P3"><text:span text:style-name="T3">Разработка информационной системы для учета проведения ассесментов, сотрудников, и кандидатов, участвующих в нем, учета событий проведения ассесментов, с возможностью просмотра кандидатов, которые успешно завершили его.</text:span></text:p>
      <text:p text:style-name="P4"><text:span text:style-name="T4">Описание</text:span></text:p>
      <text:p text:style-name="P5"><text:span text:style-name="T5">Ассесмент менеджер — это инструмент, который позволяет вести учет кандидатов и сотрудников, которые участвуют в ассесменте, смотреть назначенные или завершенные ассесменты, и список кандидатов, которые уже завершили ассесмент, с возможностью просматривать их статус.</text:span></text:p>
      <text:p text:style-name="P6"><text:span text:style-name="T6">Функциональные возможности</text:span></text:p>
      <text:p text:style-name="P7"><text:span text:style-name="T7">1<text:s text:c="2"/></text:span><text:span text:style-name="T8">Учет ассесментов</text:span></text:p>
      <text:p text:style-name="P8"><text:span text:style-name="T9">1.1<text:s text:c="3"/></text:span><text:span text:style-name="T10">Создание ассесментов</text:span></text:p>
      <text:p text:style-name="P8"><text:span text:style-name="T11">1.2<text:s text:c="3"/></text:span><text:span text:style-name="T12">Редактирование ассесментов</text:span></text:p>
      <text:p text:style-name="P8"><text:span text:style-name="T13">1.3<text:s text:c="3"/></text:span><text:span text:style-name="T14">Удаление ассесментов</text:span></text:p>
      <text:p text:style-name="P8"><text:span text:style-name="T15">1.4<text:s text:c="3"/></text:span><text:span text:style-name="T16">Добавление кандидатов в ассесмент</text:span></text:p>
      <text:p text:style-name="P8"><text:span text:style-name="T17">1.5<text:s text:c="3"/></text:span><text:span text:style-name="T18">Удаление кандидатов из ассесмента</text:span></text:p>
      <text:p text:style-name="P8"><text:span text:style-name="T19">1.6<text:s text:c="3"/></text:span><text:span text:style-name="T20">Добавление сотрудника в ассесмент как интервьюера</text:span></text:p>
      <text:p text:style-name="P8"><text:span text:style-name="T21">1.7<text:s text:c="3"/></text:span><text:span text:style-name="T22">Добавление сотрудника в ассесмент как члена комиссии</text:span></text:p>
      <text:p text:style-name="P8"><text:span text:style-name="T23">1.8<text:s text:c="3"/></text:span><text:span text:style-name="T24">Удаление сотрудника из ассесмента как интервьюера</text:span></text:p>
      <text:p text:style-name="P8"><text:span text:style-name="T25">1.9<text:s text:c="3"/></text:span><text:span text:style-name="T26">Удаление сотрудника из ассесмента как члена комиссии</text:span></text:p>
      <text:p text:style-name="P8"><text:span text:style-name="T27">1.10<text:s/></text:span><text:span text:style-name="T28">Просмотр итогов ассесментов</text:span></text:p>
      <text:p text:style-name="P9"><text:span text:style-name="T29">2<text:s text:c="2"/></text:span><text:span text:style-name="T30">Учет сотрудников</text:span></text:p>
      <text:p text:style-name="P10"><text:span text:style-name="T31">2.1<text:s text:c="3"/></text:span><text:span text:style-name="T32">Создание сотрудника</text:span><text:span text:style-name="T33"><text:tab/></text:span></text:p>
      <text:p text:style-name="P10"><text:span text:style-name="T34">2.2<text:s text:c="3"/></text:span><text:span text:style-name="T35">Редактирование сотрудника</text:span></text:p>
      <text:p text:style-name="P10"><text:span text:style-name="T36">2.3<text:s text:c="3"/></text:span><text:span text:style-name="T37">Удаление сотрудника</text:span></text:p>
      <text:p text:style-name="P10"><text:span text:style-name="T38">2.4<text:s text:c="3"/></text:span><text:span text:style-name="T39">Просмотр сотрудников</text:span></text:p>
      <text:p text:style-name="P11"><text:span text:style-name="T40">3<text:s text:c="2"/></text:span><text:span text:style-name="T41">Учет кандидатов</text:span></text:p>
      <text:p text:style-name="P12"><text:span text:style-name="T42">3.1<text:s text:c="3"/></text:span><text:span text:style-name="T43">Создание кандидатов</text:span></text:p>
      <text:p text:style-name="P12"><text:span text:style-name="T44">3.2<text:s text:c="3"/></text:span><text:span text:style-name="T45">Редактирование кандидатов</text:span></text:p>
      <text:p text:style-name="P12"><text:span text:style-name="T46">3.3<text:s text:c="3"/></text:span><text:span text:style-name="T47">Удаление кандидатов</text:span></text:p>
      <text:p text:style-name="P12"><text:span text:style-name="T48">3.4<text:s text:c="3"/></text:span><text:span text:style-name="T49">Просмотр кандидатов</text:span></text:p>
      <text:p text:style-name="P13"><text:span text:style-name="T50">4<text:s text:c="2"/></text:span><text:span text:style-name="T51">Логика проведения ассесментов</text:span></text:p>
      <text:p text:style-name="P14"><text:span text:style-name="T52">4.1<text:s text:c="3"/></text:span><text:span text:style-name="T53">Изменение статуса кандидата на "явился"\"не явился"</text:span></text:p>
      <text:p text:style-name="P14"><text:span text:style-name="T54">4.2<text:s text:c="3"/></text:span><text:span text:style-name="T55">Проставление оценки кандидата "успешен"\"не успешен"</text:span></text:p>
      <text:p text:style-name="P15"><text:span text:style-name="T56">5<text:s text:c="2"/></text:span><text:span text:style-name="T57">Авторизация</text:span></text:p>
      <text:p text:style-name="P16"><text:span text:style-name="T58">Используемые технологии</text:span></text:p>
      <text:p text:style-name="P17"><text:span text:style-name="T59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9"><text:span text:style-name="T60">Технология</text:span><text:span text:style-name="T61"/></text:p>
          </table:table-cell>
          <table:table-cell table:style-name="TableCell010001">
            <text:p text:style-name="P19"><text:span text:style-name="T62">Версия</text:span><text:span text:style-name="T63"/></text:p>
          </table:table-cell>
        </table:table-row>
        <table:table-row table:style-name="TableRow0101">
          <table:table-cell table:style-name="TableCell010100">
            <text:p text:style-name="P22"><text:span text:style-name="T64">go</text:span><text:span text:style-name="T65"/></text:p>
          </table:table-cell>
          <table:table-cell table:style-name="TableCell010101">
            <text:p text:style-name="P22"><text:span text:style-name="T66">1.16.4</text:span><text:span text:style-name="T67"/></text:p>
          </table:table-cell>
        </table:table-row>
        <table:table-row table:style-name="TableRow0102">
          <table:table-cell table:style-name="TableCell010200">
            <text:p text:style-name="P24"><text:span text:style-name="T68">revel</text:span><text:span text:style-name="T69"/></text:p>
          </table:table-cell>
          <table:table-cell table:style-name="TableCell010201">
            <text:p text:style-name="P24"><text:span text:style-name="T70">1.0.0</text:span><text:span text:style-name="T71"/></text:p>
          </table:table-cell>
        </table:table-row>
        <table:table-row table:style-name="TableRow0103">
          <table:table-cell table:style-name="TableCell010300">
            <text:p text:style-name="P26"><text:span text:style-name="T72">PostgreSQL</text:span><text:span text:style-name="T73"/></text:p>
          </table:table-cell>
          <table:table-cell table:style-name="TableCell010301">
            <text:p text:style-name="P26"><text:span text:style-name="T74">11.8</text:span><text:span text:style-name="T75"/></text:p>
          </table:table-cell>
        </table:table-row>
        <table:table-row table:style-name="TableRow0104">
          <table:table-cell table:style-name="TableCell010400">
            <text:p text:style-name="P28"><text:span text:style-name="T76">Webix</text:span><text:span text:style-name="T77"/></text:p>
          </table:table-cell>
          <table:table-cell table:style-name="TableCell010401">
            <text:p text:style-name="P28"><text:span text:style-name="T78">8.3</text:span><text:span text:style-name="T79"/></text:p>
          </table:table-cell>
        </table:table-row>
      </table:table>
      <text:p text:style-name="P30"><text:span text:style-name="T79"/></text:p>
      <text:p text:style-name="P30"><text:span text:style-name="T7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